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c8b9" officeooo:paragraph-rsid="001ac8b9"/>
    </style:style>
    <style:style style:name="P2" style:family="paragraph" style:parent-style-name="Standard" style:list-style-name="L1">
      <style:text-properties officeooo:rsid="001ac8b9" officeooo:paragraph-rsid="001ac8b9"/>
    </style:style>
    <style:style style:name="P3" style:family="paragraph" style:parent-style-name="Standard" style:list-style-name="L1">
      <style:text-properties officeooo:rsid="001b95a3" officeooo:paragraph-rsid="001b95a3"/>
    </style:style>
    <style:style style:name="P4" style:family="paragraph" style:parent-style-name="Standard" style:list-style-name="L1">
      <style:text-properties officeooo:rsid="001c09dd" officeooo:paragraph-rsid="001c09dd"/>
    </style:style>
    <style:style style:name="P5" style:family="paragraph" style:parent-style-name="Standard" style:list-style-name="L1">
      <style:text-properties officeooo:rsid="001d3105" officeooo:paragraph-rsid="001d310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make side by side video using two cameras and FFMPEG<text:line-break/></text:p>
      <text:p text:style-name="P1">side by side video wil display different images to the left and right eyes, this allows the user to form a stereo disparity and infer depth in the image<text:line-break/></text:p>
      <text:p text:style-name="P1"/>
      <text:list text:style-name="L1">
        <text:list-item>
          <text:p text:style-name="P2">Shoot Video</text:p>
          <text:list>
            <text:list-item>
              <text:p text:style-name="P2">Use manual settings on the cameras to record the videos as similarly as possible</text:p>
            </text:list-item>
            <text:list-item>
              <text:p text:style-name="P2">Add a keyframe to sync the videos later by using a clapboard in (preferably as soon as possible after rolling)</text:p>
            </text:list-item>
            <text:list-item>
              <text:p text:style-name="P3">Keep clips as short as possible (&lt;60s is preferred)</text:p>
            </text:list-item>
          </text:list>
        </text:list-item>
        <text:list-item>
          <text:p text:style-name="P2">Copy the vr_master folder</text:p>
          <text:list>
            <text:list-item>
              <text:p text:style-name="P2">Rename the copy to your project name</text:p>
            </text:list-item>
            <text:list-item>
              <text:p text:style-name="P2">Inside that folder, rename the spreadsheet</text:p>
            </text:list-item>
            <text:list-item>
              <text:p text:style-name="P2">Inside the spreadsheet write the name in the cell under project name</text:p>
            </text:list-item>
            <text:list-item>
              <text:p text:style-name="P2">Transfer</text:p>
              <text:list>
                <text:list-item>
                  <text:p text:style-name="P2">Transfer files from left camera to ‘left’ folder</text:p>
                </text:list-item>
                <text:list-item>
                  <text:p text:style-name="P2">Transfer files from right camera to ‘right’ folder</text:p>
                </text:list-item>
              </text:list>
            </text:list-item>
            <text:list-item>
              <text:p text:style-name="P3">Copy File Names</text:p>
              <text:list>
                <text:list-item>
                  <text:p text:style-name="P3">navigate to left / right</text:p>
                </text:list-item>
                <text:list-item>
                  <text:p text:style-name="P3">run check_video.py</text:p>
                </text:list-item>
                <text:list-item>
                  <text:p text:style-name="P3">copy and paste file names into spreadsheet (sort assending)</text:p>
                </text:list-item>
              </text:list>
            </text:list-item>
          </text:list>
        </text:list-item>
        <text:list-item>
          <text:p text:style-name="P3">Find keyframes</text:p>
          <text:list>
            <text:list-item>
              <text:p text:style-name="P3">navigate to left / right</text:p>
            </text:list-item>
            <text:list-item>
              <text:p text:style-name="P3">run extract_frames.sh</text:p>
            </text:list-item>
            <text:list-item>
              <text:p text:style-name="P3">open the folder of extracted frames</text:p>
            </text:list-item>
            <text:list-item>
              <text:p text:style-name="P3">switch to ‘thumbnail view’ and then scroll down until you see the keyframe with the clapboard</text:p>
            </text:list-item>
            <text:list-item>
              <text:p text:style-name="P3">record the number of the keyframe in the spreadsheet</text:p>
            </text:list-item>
            <text:list-item>
              <text:p text:style-name="P3">calculate the difference in frames needed to sync the video, this is the delta key column = right keyframe – left keyframe</text:p>
            </text:list-item>
          </text:list>
        </text:list-item>
        <text:list-item>
          <text:p text:style-name="P3">Stitch Videos</text:p>
          <text:list>
            <text:list-item>
              <text:p text:style-name="P3">run generate_stitch_commands.py</text:p>
            </text:list-item>
            <text:list-item>
              <text:p text:style-name="P3">run ffmpeg_stitch_commands_PROJECTNAME.sh</text:p>
            </text:list-item>
          </text:list>
        </text:list-item>
        <text:list-item>
          <text:p text:style-name="P3">Get trim times</text:p>
          <text:list>
            <text:list-item>
              <text:p text:style-name="P3">the clips will contain content at the beginning and end that will cause extreme discomfort if viewed in vr, before even previewing content this part needs to get trimmed off</text:p>
            </text:list-item>
            <text:list-item>
              <text:p text:style-name="P4">run scale_videos_for_computer.sh</text:p>
            </text:list-item>
            <text:list-item>
              <text:p text:style-name="P4">watch scaled videos and get start stop times</text:p>
            </text:list-item>
            <text:list-item>
              <text:p text:style-name="P4">use check_video.py to find the stitched file names and copy those to the spreadsheet (sort assending)</text:p>
            </text:list-item>
            <text:list-item>
              <text:p text:style-name="P4">update the spreadsheet with output clip names and start/stop times</text:p>
            </text:list-item>
          </text:list>
        </text:list-item>
        <text:list-item>
          <text:p text:style-name="P4">Trim Videos</text:p>
          <text:list>
            <text:list-item>
              <text:p text:style-name="P5">run generate_trim_commands.py</text:p>
            </text:list-item>
            <text:list-item>
              <text:p text:style-name="P5">run ffmpeg_trim_commands_PROJECTNAME.sh</text:p>
            </text:list-item>
          </text:list>
        </text:list-item>
        <text:list-item>
          <text:p text:style-name="P5">Next steps</text:p>
          <text:list>
            <text:list-item>
              <text:p text:style-name="P5">Watch on quest</text:p>
              <text:list>
                <text:list-item>
                  <text:p text:style-name="P5">run scale_videos_for_quest.sh</text:p>
                </text:list-item>
                <text:list-item>
                  <text:p text:style-name="P5">transfer to device</text:p>
                </text:list-item>
              </text:list>
            </text:list-item>
            <text:list-item>
              <text:p text:style-name="P5">Upload – upload this output directly</text:p>
            </text:list-item>
            <text:list-item>
              <text:p text:style-name="P5">Concatenate into a longer video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4T08:06:58.121378291</meta:creation-date>
    <dc:date>2025-04-04T08:20:33.322628730</dc:date>
    <meta:editing-duration>PT13M33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42" meta:word-count="353" meta:character-count="1991" meta:non-whitespace-character-count="1716"/>
  </office:meta>
</office:document-meta>
</file>